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30">
      <style:paragraph-properties fo:margin-left="1.27cm" fo:margin-right="0cm" fo:text-indent="-0.635cm" style:auto-text-indent="false"/>
    </style:style>
    <style:style style:name="P3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4" style:family="paragraph" style:parent-style-name="Standard" style:list-style-name="WWNum26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7" style:family="paragraph" style:parent-style-name="Standard" style:list-style-name="WWNum17">
      <style:paragraph-properties fo:margin-left="1.27cm" fo:margin-right="0cm" fo:text-indent="-0.635cm" style:auto-text-indent="false"/>
    </style:style>
    <style:style style:name="P8" style:family="paragraph" style:parent-style-name="Standard" style:list-style-name="WWNum20">
      <style:paragraph-properties fo:margin-left="1.27cm" fo:margin-right="0cm" fo:text-indent="-0.635cm" style:auto-text-indent="false"/>
    </style:style>
    <style:style style:name="P9" style:family="paragraph" style:parent-style-name="Standard" style:list-style-name="WWNum27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15">
      <style:paragraph-properties fo:margin-left="1.27cm" fo:margin-right="0cm" fo:text-indent="-0.635cm" style:auto-text-indent="false"/>
    </style:style>
    <style:style style:name="P11" style:family="paragraph" style:parent-style-name="Standard" style:list-style-name="WWNum36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Num47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42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11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43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10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33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13">
      <style:paragraph-properties fo:margin-left="1.27cm" fo:margin-right="0cm" fo:text-indent="-0.635cm" style:auto-text-indent="false"/>
    </style:style>
    <style:style style:name="P21" style:family="paragraph" style:parent-style-name="Standard" style:list-style-name="WWNum21">
      <style:paragraph-properties fo:margin-left="1.27cm" fo:margin-right="0cm" fo:text-indent="-0.635cm" style:auto-text-indent="false"/>
    </style:style>
    <style:style style:name="P22" style:family="paragraph" style:parent-style-name="Standard" style:list-style-name="WWNum12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44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32">
      <style:paragraph-properties fo:margin-left="1.27cm" fo:margin-right="0cm" fo:text-indent="-0.635cm" style:auto-text-indent="false"/>
    </style:style>
    <style:style style:name="P25" style:family="paragraph" style:parent-style-name="Standard" style:list-style-name="WWNum23">
      <style:paragraph-properties fo:margin-left="1.27cm" fo:margin-right="0cm" fo:text-indent="-0.635cm" style:auto-text-indent="false"/>
    </style:style>
    <style:style style:name="P26" style:family="paragraph" style:parent-style-name="Standard" style:list-style-name="WWNum28">
      <style:paragraph-properties fo:margin-left="1.27cm" fo:margin-right="0cm" fo:text-indent="-0.635cm" style:auto-text-indent="false"/>
    </style:style>
    <style:style style:name="P27" style:family="paragraph" style:parent-style-name="Standard" style:list-style-name="WWNum22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29" style:family="paragraph" style:parent-style-name="Standard" style:list-style-name="WWNum14">
      <style:paragraph-properties fo:margin-left="1.27cm" fo:margin-right="0cm" fo:text-indent="-0.635cm" style:auto-text-indent="false"/>
    </style:style>
    <style:style style:name="P30" style:family="paragraph" style:parent-style-name="Standard" style:list-style-name="WWNum41">
      <style:paragraph-properties fo:margin-left="1.27cm" fo:margin-right="0cm" fo:text-indent="-0.635cm" style:auto-text-indent="false"/>
    </style:style>
    <style:style style:name="P31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2" style:family="paragraph" style:parent-style-name="Standard" style:list-style-name="WWNum24">
      <style:paragraph-properties fo:margin-left="1.27cm" fo:margin-right="0cm" fo:text-indent="-0.635cm" style:auto-text-indent="false"/>
    </style:style>
    <style:style style:name="P33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34" style:family="paragraph" style:parent-style-name="Standard" style:list-style-name="WWNum39">
      <style:paragraph-properties fo:margin-left="1.27cm" fo:margin-right="0cm" fo:text-indent="-0.635cm" style:auto-text-indent="false"/>
    </style:style>
    <style:style style:name="P3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36" style:family="paragraph" style:parent-style-name="Standard" style:list-style-name="WWNum40">
      <style:paragraph-properties fo:margin-left="1.27cm" fo:margin-right="0cm" fo:text-indent="-0.635cm" style:auto-text-indent="false"/>
    </style:style>
    <style:style style:name="P37" style:family="paragraph" style:parent-style-name="Standard" style:list-style-name="WWNum34">
      <style:paragraph-properties fo:margin-left="1.27cm" fo:margin-right="0cm" fo:text-indent="-0.635cm" style:auto-text-indent="false"/>
    </style:style>
    <style:style style:name="P38" style:family="paragraph" style:parent-style-name="Standard" style:list-style-name="WWNum46">
      <style:paragraph-properties fo:margin-left="1.27cm" fo:margin-right="0cm" fo:text-indent="-0.635cm" style:auto-text-indent="false"/>
    </style:style>
    <style:style style:name="P39" style:family="paragraph" style:parent-style-name="Standard" style:list-style-name="WWNum18">
      <style:paragraph-properties fo:margin-left="1.27cm" fo:margin-right="0cm" fo:text-indent="-0.635cm" style:auto-text-indent="false"/>
    </style:style>
    <style:style style:name="P40" style:family="paragraph" style:parent-style-name="Standard" style:list-style-name="WWNum35">
      <style:paragraph-properties fo:margin-left="1.27cm" fo:margin-right="0cm" fo:text-indent="-0.635cm" style:auto-text-indent="false"/>
    </style:style>
    <style:style style:name="P41" style:family="paragraph" style:parent-style-name="Standard" style:list-style-name="WWNum31">
      <style:paragraph-properties fo:margin-left="1.27cm" fo:margin-right="0cm" fo:text-indent="-0.635cm" style:auto-text-indent="false"/>
    </style:style>
    <style:style style:name="P42" style:family="paragraph" style:parent-style-name="Standard" style:list-style-name="WWNum37">
      <style:paragraph-properties fo:margin-left="1.27cm" fo:margin-right="0cm" fo:text-indent="-0.635cm" style:auto-text-indent="false"/>
    </style:style>
    <style:style style:name="P43" style:family="paragraph" style:parent-style-name="Standard" style:list-style-name="WWNum19">
      <style:paragraph-properties fo:margin-left="1.27cm" fo:margin-right="0cm" fo:text-indent="-0.635cm" style:auto-text-indent="false"/>
    </style:style>
    <style:style style:name="P44" style:family="paragraph" style:parent-style-name="Standard" style:list-style-name="WWNum38">
      <style:paragraph-properties fo:margin-left="1.27cm" fo:margin-right="0cm" fo:text-indent="-0.635cm" style:auto-text-indent="false"/>
    </style:style>
    <style:style style:name="P4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46" style:family="paragraph" style:parent-style-name="Standard" style:list-style-name="WWNum45">
      <style:paragraph-properties fo:margin-left="1.27cm" fo:margin-right="0cm" fo:text-indent="-0.635cm" style:auto-text-indent="false"/>
    </style:style>
    <style:style style:name="P47" style:family="paragraph" style:parent-style-name="Standard" style:list-style-name="WWNum25">
      <style:paragraph-properties fo:margin-left="1.27cm" fo:margin-right="0cm" fo:text-indent="-0.635cm" style:auto-text-indent="false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>
      <style:paragraph-properties fo:margin-left="1.27cm" fo:margin-right="0cm" fo:text-indent="0cm" style:auto-text-indent="false"/>
    </style:style>
    <style:style style:name="P50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style:font-name="Arial Unicode MS" style:font-name-asian="Arial Unicode MS1" style:font-name-complex="Arial Unicode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">***********************************</text:span></text:p>
      <text:p text:style-name="Standard"><text:span text:style-name="T1">****** GUÍAS LINEALES *******</text:span></text:p>
      <text:p text:style-name="Standard"><text:span text:style-name="T1">***********************************</text:span></text:p>
      <text:p text:style-name="Standard">EJE Y</text:p>
      <text:list xml:id="list9171181318093380593" text:style-name="WWNum30">
        <text:list-item>
          <text:p text:style-name="P2">2 Guías de 450 mm MGN12C + 4 patines MGN12C <text:s/></text:p>
        </text:list-item>
      </text:list>
      <text:p text:style-name="Standard"/>
      <text:p text:style-name="Standard">EJE Z y X</text:p>
      <text:list xml:id="list6707345289006883244" text:style-name="WWNum7">
        <text:list-item>
          <text:p text:style-name="P3">3 Guías de 500 mm MGN12C + 3 patines MGN12C <text:s/></text:p>
        </text:list-item>
      </text:list>
      <text:p text:style-name="Standard"/>
      <text:p text:style-name="Standard"><text:span text:style-name="T1">***********************************</text:span></text:p>
      <text:p text:style-name="Standard"><text:span text:style-name="T1">****** PERFILES 30X30 *******</text:span></text:p>
      <text:p text:style-name="Standard"><text:span text:style-name="T1">***********************************</text:span></text:p>
      <text:p text:style-name="Standard">2 Perfiles 30x30 --- 285mm (Zona delantera)</text:p>
      <text:p text:style-name="Standard">2 Perfiles 30x30 --- 166mm (zona trasera)</text:p>
      <text:p text:style-name="Standard"/>
      <text:p text:style-name="Standard"><text:span text:style-name="T1">***********************************</text:span></text:p>
      <text:p text:style-name="Standard"><text:span text:style-name="T1">****** ESTRUCTURA ***********</text:span></text:p>
      <text:p text:style-name="Standard"><text:span text:style-name="T1">***********************************</text:span></text:p>
      <text:p text:style-name="Standard">Estructura General </text:p>
      <text:list xml:id="list5940962203915985076" text:style-name="WWNum26">
        <text:list-item>
          <text:p text:style-name="P4">12 Tornillos M3x12 <text:s/>(6 por lado)</text:p>
        </text:list-item>
        <text:list-item>
          <text:p text:style-name="P4">12 tuercas M3 incrustadas en la estructura (6 por cada lado)</text:p>
        </text:list-item>
      </text:list>
      <text:p text:style-name="Standard"><text:tab/> <text:s/></text:p>
      <text:p text:style-name="Standard">Unión de Perfiles con soportes de Metal </text:p>
      <text:list xml:id="list1579740034986403282" text:style-name="WWNum16">
        <text:list-item>
          <text:p text:style-name="P5"><text:s/>32 tornillos M5x12</text:p>
        </text:list-item>
      </text:list>
      <text:p text:style-name="Standard"/>
      <text:p text:style-name="Standard"><text:span text:style-name="T1">***********************************</text:span></text:p>
      <text:p text:style-name="Standard"><text:span text:style-name="T1">****** EJE Y ********************</text:span></text:p>
      <text:p text:style-name="Standard"><text:span text:style-name="T1">***********************************</text:span></text:p>
      <text:p text:style-name="Standard">Sujeción Y a las guías 30x30 |<text:span text:style-name="T4"> (EJ: Pieza 12 a Pieza 22)</text:span></text:p>
      <text:list xml:id="list9153683363115458072" text:style-name="WWNum9">
        <text:list-item>
          <text:p text:style-name="P6">14 Tornillos M3x10 (7 por guia)</text:p>
        </text:list-item>
        <text:list-item>
          <text:p text:style-name="P6">14 Tuercas T-Nut (7 por guia)</text:p>
        </text:list-item>
      </text:list>
      <text:p text:style-name="Standard"><text:tab/><text:tab/><text:tab/> <text:s/></text:p>
      <text:p text:style-name="Standard">Sujeción piezas impresa al soporte metal (guías Y) <text:s/><text:span text:style-name="T4">(EJ: Pieza 13 a Pieza 23)</text:span></text:p>
      <text:list xml:id="list189772843176200603" text:style-name="WWNum17">
        <text:list-item>
          <text:p text:style-name="P7">4 tornillos M3x10 (2 para cada pieza)</text:p>
        </text:list-item>
        <text:list-item>
          <text:p text:style-name="P7">4 tuercas T-Nut de perfil 2020 (2 para cada pieza)</text:p>
        </text:list-item>
      </text:list>
      <text:p text:style-name="Standard"><text:tab/></text:p>
      <text:p text:style-name="Standard">Soporte Motor Y a Estructura <text:s text:c="2"/><text:span text:style-name="T4">(EJ: Pieza 16 a Pieza 25)</text:span></text:p>
      <text:list xml:id="list7756750876855818075" text:style-name="WWNum20">
        <text:list-item>
          <text:p text:style-name="P8">2 Tornillos M3x12</text:p>
        </text:list-item>
        <text:list-item>
          <text:p text:style-name="P8">2 tuercas m3</text:p>
        </text:list-item>
      </text:list>
      <text:p text:style-name="Standard"/>
      <text:p text:style-name="Standard">Final de carrera Y <text:span text:style-name="T4"><text:s text:c="2"/>(EJ: Pieza 15 a Pieza 27)</text:span></text:p>
      <text:list xml:id="list3153439998246779336" text:style-name="WWNum27">
        <text:list-item>
          <text:p text:style-name="P9">2 Tornillos M3x10</text:p>
        </text:list-item>
        <text:list-item>
          <text:p text:style-name="P9">2 tuercas M3</text:p>
        </text:list-item>
      </text:list>
      <text:p text:style-name="Standard"/>
      <text:p text:style-name="Standard"/>
      <text:p text:style-name="Standard"/>
      <text:p text:style-name="Standard">Y idler a estructura (soporte Rodamiento Y)</text:p>
      <text:list xml:id="list615612761437371472" text:style-name="WWNum15">
        <text:list-item>
          <text:p text:style-name="P10">3 Tornillos M3x10 </text:p>
        </text:list-item>
        <text:list-item>
          <text:p text:style-name="P10"><text:soft-page-break/>3 tuercas M3</text:p>
        </text:list-item>
      </text:list>
      <text:p text:style-name="Standard"/>
      <text:p text:style-name="Standard">Polea 3mm a pieza impresa </text:p>
      <text:list xml:id="list6178454428950987268" text:style-name="WWNum36">
        <text:list-item>
          <text:p text:style-name="P11">1 Tornillo M3x25 </text:p>
        </text:list-item>
        <text:list-item>
          <text:p text:style-name="P11">1 Tuerca autoblocante M3</text:p>
        </text:list-item>
      </text:list>
      <text:p text:style-name="Standard"/>
      <text:p text:style-name="Standard">Y holder a bandeja (Soporte correa Y) </text:p>
      <text:list xml:id="list3305284805143346408" text:style-name="WWNum47">
        <text:list-item>
          <text:p text:style-name="P12">2 Tornillos M3x12 </text:p>
        </text:list-item>
        <text:list-item>
          <text:p text:style-name="P12">2 Tuerca autoblocante M3</text:p>
        </text:list-item>
      </text:list>
      <text:p text:style-name="Standard"><text:tab/><text:tab/> <text:s/></text:p>
      <text:p text:style-name="Standard">Sujeción patines a bandeja </text:p>
      <text:list xml:id="list8102462671138529690" text:style-name="WWNum8">
        <text:list-item>
          <text:p text:style-name="P13">Cantidad 12 Tornillos M3x8</text:p>
        </text:list-item>
      </text:list>
      <text:p text:style-name="Standard"/>
      <text:p text:style-name="Standard">Motor Y a Soporte </text:p>
      <text:list xml:id="list2437645269040622645" text:style-name="WWNum1">
        <text:list-item>
          <text:p text:style-name="P14">Cantidad 2 Tornillos M3x10</text:p>
        </text:list-item>
      </text:list>
      <text:p text:style-name="Standard"/>
      <text:p text:style-name="Standard">Soporte cadeneta a base </text:p>
      <text:list xml:id="list2480985710427706635" text:style-name="WWNum42">
        <text:list-item>
          <text:p text:style-name="P15">Cantidad 1 Tornillo M3x12</text:p>
        </text:list-item>
      </text:list>
      <text:p text:style-name="Standard"/>
      <text:p text:style-name="Standard">Sujeción X a las guías </text:p>
      <text:list xml:id="list2652970643130178390" text:style-name="WWNum11">
        <text:list-item>
          <text:p text:style-name="P16">12 Tornillos M3x16 </text:p>
        </text:list-item>
      </text:list>
      <text:p text:style-name="Standard"/>
      <text:p text:style-name="Standard">Cama a base aluminio Y </text:p>
      <text:list xml:id="list374530833530560043" text:style-name="WWNum43">
        <text:list-item>
          <text:p text:style-name="P17">5 Tornillos M3x20 Avellanados </text:p>
        </text:list-item>
        <text:list-item>
          <text:p text:style-name="P17">5 Tuercas autoblocante<text:tab/></text:p>
        </text:list-item>
      </text:list>
      <text:p text:style-name="Standard"/>
      <text:p text:style-name="Standard"><text:span text:style-name="T1">***********************************</text:span></text:p>
      <text:p text:style-name="Standard"><text:span text:style-name="T1">****** EJE X ********************</text:span></text:p>
      <text:p text:style-name="Standard"><text:span text:style-name="T1">***********************************</text:span></text:p>
      <text:p text:style-name="Standard">X-motor - X-idler a Guia Z </text:p>
      <text:list xml:id="list6244123315941242096" text:style-name="WWNum10">
        <text:list-item>
          <text:p text:style-name="P18">8 Tornillos M3x8</text:p>
        </text:list-item>
      </text:list>
      <text:p text:style-name="Standard"><text:tab/></text:p>
      <text:p text:style-name="Standard">X-Carriage a Guia de X </text:p>
      <text:list xml:id="list6411703327311731641" text:style-name="WWNum33">
        <text:list-item>
          <text:p text:style-name="P19">4 Tornillos M3x8</text:p>
        </text:list-item>
      </text:list>
      <text:p text:style-name="Standard"><text:tab/></text:p>
      <text:p text:style-name="Standard">Sujeccion Guia X a Pieza Impresa X-Motor y X-idler</text:p>
      <text:list xml:id="list1944450627501101091" text:style-name="WWNum13">
        <text:list-item>
          <text:p text:style-name="P20">2 Tornillos M3x18 (1 para X-motor y 1 para X-idler)</text:p>
        </text:list-item>
        <text:list-item>
          <text:p text:style-name="P20">1 Tornillo M3x16 para X-motor (El que coincide con la guia de Z) </text:p>
        </text:list-item>
        <text:list-item>
          <text:p text:style-name="P20">1 Tornillo M3x14 para X-idler (El que coincide con la guia de Z) </text:p>
        </text:list-item>
        <text:list-item>
          <text:p text:style-name="P20">4 Tuercas M3 <text:line-break/></text:p>
        </text:list-item>
      </text:list>
      <text:p text:style-name="Standard">Polea X a X-Idler</text:p>
      <text:list xml:id="list5396693808500487658" text:style-name="WWNum21">
        <text:list-item>
          <text:p text:style-name="P21">1 Tornillo M5x30 </text:p>
        </text:list-item>
        <text:list-item>
          <text:p text:style-name="P21">1 Tuerca Autoblocantes</text:p>
        </text:list-item>
      </text:list>
      <text:p text:style-name="Standard"><text:tab/><text:tab/><text:tab/> <text:s/></text:p>
      <text:p text:style-name="Standard">Motor X a Pieza Impresa</text:p>
      <text:list xml:id="list1875731619902968927" text:style-name="WWNum12">
        <text:list-item>
          <text:p text:style-name="P22">4 Tornillos M3x10 </text:p>
        </text:list-item>
        <text:list-item>
          <text:p text:style-name="P22">4 Arandelas</text:p>
        </text:list-item>
      </text:list>
      <text:p text:style-name="Standard"><text:soft-page-break/></text:p>
      <text:p text:style-name="Standard"><text:span text:style-name="T1">***********************************</text:span></text:p>
      <text:p text:style-name="Standard"><text:span text:style-name="T1">****** EJE Z ********************</text:span></text:p>
      <text:p text:style-name="Standard"><text:span text:style-name="T1">***********************************</text:span></text:p>
      <text:p text:style-name="Standard">Sujeción Guías de Z a estructura de metal </text:p>
      <text:list xml:id="list3182528694312912937" text:style-name="WWNum44">
        <text:list-item>
          <text:p text:style-name="P23">12 Tornillos M3 <text:s/>(7 para cada Z)</text:p>
        </text:list-item>
        <text:list-item>
          <text:p text:style-name="P23">12 Tuercas Autoblocantes (7 para cada Z)</text:p>
        </text:list-item>
      </text:list>
      <text:p text:style-name="Standard"/>
      <text:p text:style-name="Standard">Soporte impreso de motor Z a estructura metal </text:p>
      <text:list xml:id="list5102774230781395402" text:style-name="WWNum32">
        <text:list-item>
          <text:p text:style-name="P24">3 Tornillos M3X12</text:p>
        </text:list-item>
        <text:list-item>
          <text:p text:style-name="P24">6 tuercas M3 </text:p>
        </text:list-item>
      </text:list>
      <text:p text:style-name="Standard"/>
      <text:p text:style-name="Standard">Tuerca Husillos de X en pieza impresa</text:p>
      <text:list xml:id="list3245272494445845923" text:style-name="WWNum23">
        <text:list-item>
          <text:p text:style-name="P25">6 tornillos <text:s/>M3x12 (3 para cada lado)</text:p>
        </text:list-item>
        <text:list-item>
          <text:p text:style-name="P25">6 Tuerca autoblocantes (3 para cada lado)</text:p>
        </text:list-item>
      </text:list>
      <text:p text:style-name="Standard"/>
      <text:p text:style-name="Standard">Motores Z a Pieza Impresa Z</text:p>
      <text:list xml:id="list5056298516702644658" text:style-name="WWNum28">
        <text:list-item>
          <text:p text:style-name="P26">4 Tornillos M3x8 por cada motor</text:p>
        </text:list-item>
      </text:list>
      <text:p text:style-name="P1"/>
      <text:p text:style-name="Standard"><text:span text:style-name="T1">***********************************</text:span></text:p>
      <text:p text:style-name="Standard"><text:span text:style-name="T1">****** CORREAS ***************</text:span></text:p>
      <text:p text:style-name="Standard"><text:span text:style-name="T1">***********************************</text:span></text:p>
      <text:p text:style-name="Standard">Correa X 960mm</text:p>
      <text:p text:style-name="Standard">Correa Y 910mm</text:p>
      <text:p text:style-name="Standard"/>
      <text:p text:style-name="Standard"><text:span text:style-name="T1">***********************************</text:span></text:p>
      <text:p text:style-name="Standard"><text:span text:style-name="T1">****** CABLEADO *************</text:span></text:p>
      <text:p text:style-name="Standard"><text:span text:style-name="T1">***********************************</text:span></text:p>
      <text:p text:style-name="Standard">600mm Cable de fuente a placa alimentacion</text:p>
      <text:p text:style-name="Standard">900mm Cable cama a electronica</text:p>
      <text:p text:style-name="Standard"/>
      <text:p text:style-name="P48"><text:span text:style-name="T3">***********************************</text:span></text:p>
      <text:p text:style-name="Standard"><text:span text:style-name="T3">****** ELECTRÓNICA *********</text:span></text:p>
      <text:p text:style-name="Standard"><text:span text:style-name="T3">***********************************</text:span></text:p>
      <text:p text:style-name="Standard"><text:span text:style-name="T3"/></text:p>
      <text:p text:style-name="Standard"><text:span text:style-name="T3">Soporte Fuente a Marco + Soporte tapa fuente</text:span></text:p>
      <text:p text:style-name="Standard"><text:span text:style-name="T3">4 Tornillos M4x6</text:span></text:p>
      <text:p text:style-name="Standard"><text:span text:style-name="T3"/></text:p>
      <text:p text:style-name="Standard"><text:span text:style-name="T3">Conector C14 </text:span></text:p>
      <text:p text:style-name="Standard"><text:span text:style-name="T3">2 Tornillos M3x8 Avellanado</text:span></text:p>
      <text:p text:style-name="Standard"><text:span text:style-name="T3">2 Tuercas M3</text:span></text:p>
      <text:p text:style-name="Standard"><text:span text:style-name="T3"/></text:p>
      <text:p text:style-name="Standard"><text:span text:style-name="T3">Soporte placa a Marco (electronica + raspy)</text:span></text:p>
      <text:p text:style-name="Standard"><text:span text:style-name="T3">4 Tornillos M3x10 Avellanados</text:span></text:p>
      <text:p text:style-name="Standard"><text:span text:style-name="T3"/></text:p>
      <text:p text:style-name="Standard"><text:span text:style-name="T3">Raspy y skr a soporte electrónica</text:span></text:p>
      <text:p text:style-name="Standard"><text:span text:style-name="T3">8 Tornillos M3x6 </text:span></text:p>
      <text:p text:style-name="Standard"><text:span text:style-name="T3">8 insertos (4 por cada placa)</text:span></text:p>
      <text:p text:style-name="Standard"><text:span text:style-name="T3"/></text:p>
      <text:p text:style-name="Standard"><text:span text:style-name="T3">Soporte endstop Y </text:span></text:p>
      <text:p text:style-name="Standard"><text:span text:style-name="T3">2 Tornillos M3x10</text:span></text:p>
      <text:p text:style-name="Standard"><text:span text:style-name="T3"/></text:p>
      <text:p text:style-name="Standard"><text:span text:style-name="T3">Soporte bobina filamento</text:span></text:p>
      <text:p text:style-name="Standard"><text:span text:style-name="T3">1 Tornillo M3x12 (no entra, aun estando la tuerca incrustada)</text:span></text:p>
      <text:p text:style-name="Standard"><text:span text:style-name="T3">1 Tornillo M3x18 </text:span></text:p>
      <text:p text:style-name="Standard"><text:span text:style-name="T3">1 Tuerca M3</text:span></text:p>
      <text:p text:style-name="Standard"><text:span text:style-name="T3"/></text:p>
      <text:p text:style-name="Standard"><text:span text:style-name="T3">Sensor de filamento a soporte impreso</text:span></text:p>
      <text:p text:style-name="Standard"><text:span text:style-name="T3">2 Tornillos M3x18</text:span></text:p>
      <text:p text:style-name="Standard"><text:span text:style-name="T3">2 Tuercas M3</text:span></text:p>
      <text:p text:style-name="Standard"><text:span text:style-name="T3"/></text:p>
      <text:p text:style-name="Standard"><text:span text:style-name="T3">Sensor de Filamento a marco de metal superior</text:span></text:p>
      <text:p text:style-name="Standard"><text:span text:style-name="T3">1 Tornillo M3x18</text:span></text:p>
      <text:p text:style-name="Standard"><text:span text:style-name="T3"/></text:p>
      <text:p text:style-name="Standard"><text:span text:style-name="T3">Ventilador electrónica a tapa 3x18 avellanado</text:span></text:p>
      <text:p text:style-name="Standard"><text:span text:style-name="T3">2 Tornillos M3x18</text:span></text:p>
      <text:p text:style-name="Standard"><text:span text:style-name="T3">2 Tuercas M3</text:span></text:p>
      <text:p text:style-name="Standard"><text:span text:style-name="T3"/></text:p>
      <text:p text:style-name="Standard"><text:span text:style-name="T3">LCD RBG <text:s/></text:span></text:p>
      <text:p text:style-name="Standard"><text:span text:style-name="T3">2 Tornillo M3x6</text:span></text:p>
      <text:p text:style-name="Standard"><text:span text:style-name="T3">2 Tornillo M3x16</text:span></text:p>
      <text:p text:style-name="Standard"><text:span text:style-name="T3">4 insertos</text:span></text:p>
      <text:p text:style-name="Standard"><text:span text:style-name="T3"/></text:p>
      <text:p text:style-name="Standard"><text:span text:style-name="T3">Tapa electrónica <text:s/></text:span></text:p>
      <text:p text:style-name="Standard"><text:span text:style-name="T3">1 Tornillo M3x50</text:span></text:p>
      <text:p text:style-name="Standard"><text:span text:style-name="T3">1 Tuerca M3</text:span></text:p>
      <text:p text:style-name="Standard"/>
      <text:p text:style-name="Standard"><text:span text:style-name="T1">***********************************</text:span></text:p>
      <text:p text:style-name="Standard"><text:span text:style-name="T1">****** INSERTOS **************</text:span></text:p>
      <text:p text:style-name="Standard"><text:soft-page-break/><text:span text:style-name="T1">***********************************</text:span></text:p>
      <text:p text:style-name="Standard">20 Insertos M3</text:p>
      <text:p text:style-name="Standard">1 Inserto M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***********************************</text:span></text:p>
      <text:p text:style-name="Standard"><text:span text:style-name="T1">****** TITAN *********</text:span></text:p>
      <text:p text:style-name="Standard"><text:span text:style-name="T1">***********************************</text:span></text:p>
      <text:p text:style-name="Standard">1- Anclaje titan no aero a motor 3x10</text:p>
      <text:p text:style-name="Standard">3- Anclaje aero a motor 3X35 + 4 Arandelas + 1 3x30 corto (Todos con arandela)</text:p>
      <text:p text:style-name="Standard">2- Ventilador aero 3x16 Avellanados para filtro</text:p>
      <text:p text:style-name="Standard">2- Ventilador Blower a soporte vent capa 3x20</text:p>
      <text:p text:style-name="Standard">2- Soporte cadeneta a Vent capa 3x8</text:p>
      <text:p text:style-name="Standard">Sensor inductivo 24mm desde salida del cable a X carriage</text:p>
      <text:p text:style-name="Standard"/>
      <text:p text:style-name="Standard">------------------------------------------</text:p>
      <text:p text:style-name="Standard">Tubo PTFE Titan 41.60mm (Barrel 4.1)</text:p>
      <text:p text:style-name="Standard">Tubo PTFE Titan 23.50mm (Barrel TC4)</text:p>
      <text:p text:style-name="Standard"/>
      <text:p text:style-name="Standard"/>
      <text:p text:style-name="Standard"/>
      <text:p text:style-name="Standard"><text:span text:style-name="T1">***********************************</text:span></text:p>
      <text:p text:style-name="Standard"><text:span text:style-name="T1">****** BMG *********************</text:span></text:p>
      <text:p text:style-name="Standard"><text:span text:style-name="T1">***********************************</text:span></text:p>
      <text:p text:style-name="Standard">Anclaje soporte a guia </text:p>
      <text:list xml:id="list2200514866552021991" text:style-name="WWNum40">
        <text:list-item>
          <text:p text:style-name="P36">4 Tornillos M3x8</text:p>
        </text:list-item>
      </text:list>
      <text:p text:style-name="Standard"/>
      <text:p text:style-name="Standard">Anclaje bmg a soporte </text:p>
      <text:list xml:id="list36592028" text:continue-numbering="true" text:style-name="WWNum40">
        <text:list-item>
          <text:p text:style-name="P36">3 Tornillos M3x36.2 (especiales)</text:p>
        </text:list-item>
      </text:list>
      <text:p text:style-name="Standard"/>
      <text:p text:style-name="Standard">Soporte fan layer a carro central</text:p>
      <text:list xml:id="list36586729" text:continue-numbering="true" text:style-name="WWNum40">
        <text:list-item>
          <text:p text:style-name="P36">4 Tornillos M3x12</text:p>
        </text:list-item>
        <text:list-item>
          <text:p text:style-name="P36">4 arandelas </text:p>
        </text:list-item>
      </text:list>
      <text:p text:style-name="Standard"/>
      <text:p text:style-name="Standard">Soporte cadeneta a x carro</text:p>
      <text:list xml:id="list36595620" text:continue-numbering="true" text:style-name="WWNum40">
        <text:list-item>
          <text:p text:style-name="P36">4 Tornillos M3x6</text:p>
        </text:list-item>
        <text:list-item>
          <text:p text:style-name="P36">2 Insertos En carro central</text:p>
        </text:list-item>
      </text:list>
      <text:p text:style-name="Standard"/>
      <text:p text:style-name="Standard">Ventilador blower a soporte impreso </text:p>
      <text:list xml:id="list36590659" text:continue-numbering="true" text:style-name="WWNum40">
        <text:list-item>
          <text:p text:style-name="P36">2 Tornillos M3x20 </text:p>
        </text:list-item>
        <text:list-item>
          <text:p text:style-name="P36">Usadas tuercas M3 acero. <text:s/>No hay tuerca de Nylon en el pack</text:p>
        </text:list-item>
      </text:list>
      <text:p text:style-name="Standard"/>
      <text:p text:style-name="P48"/>
      <text:p text:style-name="Standard"/>
      <text:p text:style-name="Standard"><text:span text:style-name="T1">***********************************</text:span></text:p>
      <text:p text:style-name="Standard"><text:span text:style-name="T1">****** CADENETAS ************</text:span></text:p>
      <text:p text:style-name="Standard"><text:span text:style-name="T1">***********************************</text:span></text:p>
      <text:p text:style-name="Standard"/>
      <text:p text:style-name="Standard">EJE Y (cama)</text:p>
      <text:list xml:id="list927714555948817799" text:style-name="WWNum34">
        <text:list-item>
          <text:p text:style-name="P37">20x Eslabon 5</text:p>
        </text:list-item>
      </text:list>
      <text:p text:style-name="Standard"/>
      <text:p text:style-name="Standard">EJE Z</text:p>
      <text:list xml:id="list6393367761844510057" text:style-name="WWNum46">
        <text:list-item>
          <text:p text:style-name="P38">23x Eslabones </text:p>
        </text:list-item>
        <text:list-item>
          <text:p text:style-name="P38">21 tapas R</text:p>
        </text:list-item>
        <text:list-item>
          <text:p text:style-name="P38">2 tapas finas</text:p>
        </text:list-item>
      </text:list>
      <text:p text:style-name="Standard"/>
      <text:p text:style-name="Standard">CASO BMG <text:s/>(EJE X)</text:p>
      <text:list xml:id="list1124365233086595997" text:style-name="WWNum18">
        <text:list-item>
          <text:p text:style-name="P39"><text:s/>23 Eslabones + Eslabon Bloqueado</text:p>
        </text:list-item>
        <text:list-item>
          <text:p text:style-name="P39">21 tapas L</text:p>
        </text:list-item>
        <text:list-item>
          <text:p text:style-name="P39">1 tapa fina</text:p>
        </text:list-item>
      </text:list>
      <text:p text:style-name="Standard"/>
      <text:p text:style-name="Standard">CASO TITAN <text:s/>(EJE X)</text:p>
      <text:list xml:id="list3924817420481130879" text:style-name="WWNum35">
        <text:list-item>
          <text:p text:style-name="P40">18 Eslabones 15 (Eje X)</text:p>
        </text:list-item>
        <text:list-item>
          <text:p text:style-name="P40">16 Tapas L </text:p>
        </text:list-item>
        <text:list-item>
          <text:p text:style-name="P40">2 Tapa fina</text:p>
        </text:list-item>
      </text:list>
      <text:p text:style-name="Standard"/>
      <text:p text:style-name="Standard">TORNILLOS CADENETAS<text:line-break/>Xmotor a Soporte de Cadeneta</text:p>
      <text:list xml:id="list1077419184391105627" text:style-name="WWNum31">
        <text:list-item>
          <text:p text:style-name="P41">4 Tornillos M3X6</text:p>
        </text:list-item>
        <text:list-item>
          <text:p text:style-name="P41">4 insertos</text:p>
        </text:list-item>
      </text:list>
      <text:p text:style-name="Standard"/>
      <text:p text:style-name="Standard">X-Carriage a Soporte de Cadeneta</text:p>
      <text:list xml:id="list5192888742751541837" text:style-name="WWNum37">
        <text:list-item>
          <text:p text:style-name="P42">2 tornillos M3x8</text:p>
        </text:list-item>
      </text:list>
      <text:p text:style-name="Standard"/>
      <text:p text:style-name="Standard"/>
      <text:p text:style-name="Standard"><text:span text:style-name="T1">***********************************</text:span></text:p>
      <text:p text:style-name="Standard"><text:span text:style-name="T1">****** CABLES</text:span></text:p>
      <text:p text:style-name="Standard"><text:span text:style-name="T1">***********************************</text:span></text:p>
      <text:p text:style-name="Standard">Estos son los alargamientos necesarios de cables: </text:p>
      <text:p text:style-name="Standard"/>
      <text:p text:style-name="Standard">EJE X a Electrónica</text:p>
      <text:list xml:id="list6375247422646812224" text:style-name="WWNum19">
        <text:list-item>
          <text:p text:style-name="P43">1 metro extra cable 2 nucleos 24 awg calentador Hotend.</text:p>
        </text:list-item>
        <text:list-item>
          <text:p text:style-name="P43">1 metro extra cable 2 nucleos 28 awg Termistor Hotend.</text:p>
        </text:list-item>
        <text:list-item>
          <text:p text:style-name="P43">1 metro extra cable 3 nucleos 28 awg inductor.</text:p>
        </text:list-item>
        <text:list-item>
          <text:p text:style-name="P43">1 metro extra cable 2 nucleos 28 awg para Ventilador capa</text:p>
        </text:list-item>
        <text:list-item>
          <text:p text:style-name="P43">1 metro extra cable 2 nucleos 28 awg para ventilador Extrusor</text:p>
        </text:list-item>
        <text:list-item>
          <text:p text:style-name="P43">1,5 metro extra cable para Final de carrera de X</text:p>
        </text:list-item>
      </text:list>
      <text:p text:style-name="Standard"/>
      <text:p text:style-name="Standard">Fuente a Electrónica:</text:p>
      <text:list xml:id="list1494762113427791970" text:style-name="WWNum38">
        <text:list-item>
          <text:p text:style-name="P44">1,4 metros cable 2.5mm de Fuente a Electrónica (Cable Positivo, Negativo y Tierra)</text:p>
        </text:list-item>
        <text:list-item>
          <text:p text:style-name="P44"><text:soft-page-break/>1,4 metros cable 4mm de Fuente a Mofset (cable Positivo y Negativo)</text:p>
        </text:list-item>
      </text:list>
      <text:p text:style-name="Standard"/>
      <text:p text:style-name="Standard">Cama a Electrónica:</text:p>
      <text:list xml:id="list8327177664914654496" text:style-name="WWNum6">
        <text:list-item>
          <text:p text:style-name="P45">1 Metro cable 4mm de Mofset a cama (cable Positivo y Negativo)</text:p>
        </text:list-item>
        <text:list-item>
          <text:p text:style-name="P45">1 Metro cable 28 AWG Termistor a Electrónica (Positivo y Negativo)</text:p>
        </text:list-item>
      </text:list>
      <text:p text:style-name="Standard"/>
      <text:p text:style-name="Standard">Enchufe CP12:</text:p>
      <text:list xml:id="list7926717380068977995" text:style-name="WWNum45">
        <text:list-item>
          <text:p text:style-name="P46">3 cables de 4 cm 2.5mm para puentes</text:p>
        </text:list-item>
        <text:list-item>
          <text:p text:style-name="P46">3 cables de 8 cm de 2.5mm hasta fuente de alimentacion</text:p>
        </text:list-item>
      </text:list>
      <text:p text:style-name="Standard"/>
      <text:p text:style-name="Standard"><text:span text:style-name="T1">***********************************</text:span></text:p>
      <text:p text:style-name="Standard"><text:span text:style-name="T1">****** VREF DRIVERS ********</text:span></text:p>
      <text:p text:style-name="Standard"><text:span text:style-name="T1">***********************************</text:span></text:p>
      <text:p text:style-name="Standard"><text:span text:style-name="T1">TMC 2208</text:span></text:p>
      <text:list xml:id="list1217389155581729174" text:style-name="WWNum25">
        <text:list-item>
          <text:p text:style-name="P47">X - 750mv</text:p>
        </text:list-item>
        <text:list-item>
          <text:p text:style-name="P47"><text:span text:style-name="T5">Y - 800mv (0.9ยบ - 1300mv)</text:span></text:p>
        </text:list-item>
        <text:list-item>
          <text:p text:style-name="P47">Z - 800mv</text:p>
        </text:list-item>
        <text:list-item>
          <text:p text:style-name="P47">E - 750mv</text:p>
        </text:list-item>
      </text:list>
      <text:p text:style-name="Standard"/>
      <text:p text:style-name="Standard"><text:span text:style-name="T1">TMC 2209</text:span></text:p>
      <text:list xml:id="list36587503" text:continue-numbering="true" text:style-name="WWNum25">
        <text:list-item>
          <text:p text:style-name="P47">X - ???mv</text:p>
        </text:list-item>
        <text:list-item>
          <text:p text:style-name="P47">Y - ???mv </text:p>
        </text:list-item>
        <text:list-item>
          <text:p text:style-name="P47">Z - ???mv</text:p>
        </text:list-item>
        <text:list-item>
          <text:p text:style-name="P47">E - ???mv</text:p>
        </text:list-item>
      </text:list>
      <text:p text:style-name="P1"/>
      <text:p text:style-name="Standard"><text:span text:style-name="T1">TMC 2130</text:span></text:p>
      <text:list xml:id="list36591751" text:continue-numbering="true" text:style-name="WWNum25">
        <text:list-item>
          <text:p text:style-name="P47">X - ???mv</text:p>
        </text:list-item>
        <text:list-item>
          <text:p text:style-name="P47">Y - ???mv </text:p>
        </text:list-item>
        <text:list-item>
          <text:p text:style-name="P47">Z - ???mv</text:p>
        </text:list-item>
        <text:list-item>
          <text:p text:style-name="P47">E - ???mv</text:p>
        </text:list-item>
      </text:list>
      <text:p text:style-name="Standard"/>
      <text:p text:style-name="Standard"><text:span text:style-name="T1">***********************************</text:span></text:p>
      <text:p text:style-name="Standard"><text:span text:style-name="T1">****** SENSOR INDUCTIVO **</text:span></text:p>
      <text:p text:style-name="Standard"><text:span text:style-name="T1">***********************************</text:span></text:p>
      <text:p text:style-name="Standard">5V - MARRON</text:p>
      <text:p text:style-name="Standard">GND - AZUL</text:p>
      <text:p text:style-name="Standard">1.25 - NEGRO</text:p>
      <text:p text:style-name="Standard"/>
      <text:p text:style-name="Standard"><text:span text:style-name="T1">***********************************</text:span></text:p>
      <text:p text:style-name="Standard"><text:span text:style-name="T1">****** SENSOR FILAMENTO**</text:span></text:p>
      <text:p text:style-name="Standard"><text:span text:style-name="T1">***********************************</text:span></text:p>
      <text:p text:style-name="Standard">Pin 1.28 (X+)</text:p>
      <text:p text:style-name="Standard">Pin GND</text:p>
      <text:p text:style-name="Standard"/>
      <text:p text:style-name="P1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8" meta:paragraph-count="242" meta:word-count="1123" meta:character-count="6775"/>
    <dc:date>2019-08-26T16:38:11.14</dc:date>
    <dc:creator>Cam </dc:creator>
    <meta:generator>OpenOffice/4.1.5$Win32 OpenOffice.org_project/415m1$Build-9789</meta:generator>
  </office:meta>
</office:document-meta>
</file>